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6.501cm" fo:margin-left="0cm" fo:margin-right="0.499cm" table:align="margins"/>
    </style:style>
    <style:style style:name="Tableau7.A" style:family="table-column">
      <style:table-column-properties style:column-width="8.5cm" style:rel-column-width="33758*"/>
    </style:style>
    <style:style style:name="Tableau7.B" style:family="table-column">
      <style:table-column-properties style:column-width="8.001cm" style:rel-column-width="31777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63d4" officeooo:paragraph-rsid="00da37ce" style:font-size-asian="8pt" style:font-size-complex="8pt"/>
    </style:style>
    <style:style style:name="P3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b8a9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f255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Liberation Mono" fo:font-size="10pt" fo:font-style="normal" fo:font-weight="normal" officeooo:paragraph-rsid="0120a95b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fd30d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19383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15%"/>
      <style:text-properties style:font-name="Liberation Mono" fo:font-size="10pt" fo:font-style="normal" fo:font-weight="normal" officeooo:rsid="01143ca8" officeooo:paragraph-rsid="01143ca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rsid="00423fc1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9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officeooo:rsid="00f59c88"/>
    </style:style>
    <style:style style:name="T3" style:family="text">
      <style:text-properties officeooo:rsid="0115a7c0"/>
    </style:style>
    <style:style style:name="T4" style:family="text">
      <style:text-properties officeooo:rsid="011c3ba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XPEDITOR_ADDRESS1_FOOT"/>
        <text:variable-decl office:value-type="string" text:name="EXPEDITOR_ADDRESS2_FOOT"/>
        <text:variable-decl office:value-type="string" text:name="EXPEDITOR_ADDRESS_FULL_FOOT"/>
        <text:variable-decl office:value-type="string" text:name="EXPEDITOR_ADDRESS_FULL_INLINE_FOOT"/>
        <text:variable-decl office:value-type="string" text:name="EXPEDITOR_CITY_FOOT"/>
        <text:variable-decl office:value-type="string" text:name="EXPEDITOR_COUNTRY_FOOT"/>
        <text:variable-decl office:value-type="string" text:name="EXPEDITOR_EMAIL_FOOT"/>
        <text:variable-decl office:value-type="string" text:name="EXPEDITOR_NAME_FOOT"/>
        <text:variable-decl office:value-type="string" text:name="EXPEDITOR_PHONE_FOOT"/>
        <text:variable-decl office:value-type="string" text:name="EXPEDITOR_ZIPCODE_FOOT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TEST"/>
        <text:variable-decl office:value-type="string" text:name="LEVEL"/>
        <text:variable-decl office:value-type="date" text:name="SESSION_START_DATE"/>
        <text:variable-decl office:value-type="date" text:name="DATE_FACTURE"/>
        <text:variable-decl office:value-type="string" text:name="EXPEDITOR_NAME"/>
        <text:variable-decl office:value-type="string" text:name="EXPEDITOR_ADDRESS1"/>
        <text:variable-decl office:value-type="string" text:name="EXPEDITOR_ADDRESS2"/>
        <text:variable-decl office:value-type="string" text:name="EXPEDITOR_ADDRESS_FULL"/>
        <text:variable-decl office:value-type="string" text:name="EXPEDITOR_ADDRESS_FULL_INLINE"/>
        <text:variable-decl office:value-type="string" text:name="EXPEDITOR_ZIPCODE"/>
        <text:variable-decl office:value-type="string" text:name="EXPEDITOR_CITY"/>
        <text:variable-decl office:value-type="string" text:name="EXPEDITOR_PHONE"/>
        <text:variable-decl office:value-type="string" text:name="EXPEDITOR_EMAIL"/>
        <text:variable-decl office:value-type="string" text:name="EXPEDITOR_COUNTRY"/>
        <text:variable-decl office:value-type="string" text:name="RECEIVER_ADDRESS1"/>
        <text:variable-decl office:value-type="string" text:name="RECEIVER_ADDRESS2"/>
        <text:variable-decl office:value-type="string" text:name="RECEIVER_NAME"/>
        <text:variable-decl office:value-type="string" text:name="RECEIVER_GENDER"/>
        <text:variable-decl office:value-type="string" text:name="RECEIVER_FIRSTNAME"/>
        <text:variable-decl office:value-type="string" text:name="RECEIVER_LASTNAME"/>
        <text:variable-decl office:value-type="string" text:name="RECEIVER_ZIPCODE"/>
        <text:variable-decl office:value-type="string" text:name="RECEIVER_CITY"/>
        <text:variable-decl office:value-type="string" text:name="RECEIVER_COUNTRY"/>
        <text:variable-decl office:value-type="string" text:name="RECEIVER_PHONE"/>
        <text:variable-decl office:value-type="string" text:name="RECEIVER_EMAIL"/>
        <text:variable-decl office:value-type="string" text:name="RECEIVER_ADDRESS_FULL"/>
        <text:variable-decl office:value-type="string" text:name="RECEIVER_ADDRESS_FULL_INLIN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861276446880">
          <table:table-cell table:style-name="Tableau7.A1" office:value-type="string">
            <text:p text:style-name="P16"><text:variable-set text:name="EXPEDITOR_NAME" office:value-type="string">EXPEDITOR_NAME</text:variable-set></text:p>
            <text:p text:style-name="P16"><text:variable-set text:name="EXPEDITOR_ADDRESS_FULL" office:value-type="string">EXPEDITOR_ADDRESS_FULL</text:variable-set></text:p>
            <text:p text:style-name="P17"><text:variable-set text:name="EXPEDITOR_CITY" office:value-type="string">EXPEDITOR_CITY</text:variable-set></text:p>
            <text:p text:style-name="P17"><text:variable-set text:name="EXPEDITOR_ZIPCODE" office:value-type="string">EXPEDITOR_ZIPCODE</text:variable-set></text:p>
            <text:p text:style-name="P17"><text:variable-set text:name="EXPEDITOR_COUNTRY" office:value-type="string">EXPEDITOR_COUNTRY</text:variable-set></text:p>
            <text:p text:style-name="P17"><text:variable-set text:name="EXPEDITOR_ADDRESS_FULL_INLINE" office:value-type="string">EXPEDITOR_ADDRESS_FULL_INLINE</text:variable-set></text:p>
            <text:p text:style-name="P17"><text:variable-set text:name="EXPEDITOR_ADDRESS1" office:value-type="string">EXPEDITOR_ADDRESS1</text:variable-set></text:p>
            <text:p text:style-name="P13"><text:variable-set text:name="EXPEDITOR_ADDRESS2" office:value-type="string">EXPEDITOR_ADDRESS2</text:variable-set></text:p>
            <text:p text:style-name="P13"><text:variable-set text:name="EXPEDITOR_PHONE" office:value-type="string">EXPEDITOR_PHONE</text:variable-set></text:p>
            <text:p text:style-name="P13"><text:variable-set text:name="EXPEDITOR_EMAIL" office:value-type="string">EXPEDITOR_EMAIL</text:variable-set></text:p>
            <text:p text:style-name="P13"/>
          </table:table-cell>
          <table:table-cell table:style-name="Tableau7.A1" office:value-type="string">
            <text:p text:style-name="P12">Facture</text:p>
          </table:table-cell>
        </table:table-row>
        <table:table-row table:style-name="TableLine94861276239456">
          <table:table-cell table:style-name="Tableau7.A1" office:value-type="string">
            <text:p text:style-name="P10"/>
          </table:table-cell>
          <table:table-cell table:style-name="Tableau7.A1" office:value-type="string">
            <text:p text:style-name="P15"><text:variable-set text:name="RECEIVER_ADDRESS1" office:value-type="string">RECEIVER_ADDRESS1</text:variable-set></text:p>
            <text:p text:style-name="P15"><text:variable-set text:name="RECEIVER_ADDRESS2" office:value-type="string">RECEIVER_ADDRESS2</text:variable-set></text:p>
            <text:p text:style-name="P15"><text:variable-set text:name="RECEIVER_NAME" office:value-type="string">RECEIVER_NAME</text:variable-set></text:p>
            <text:p text:style-name="P15"><text:variable-set text:name="RECEIVER_GENDER" office:value-type="string">RECEIVER_GENDER</text:variable-set></text:p>
            <text:p text:style-name="P18"><text:variable-set text:name="RECEIVER_FIRSTNAME" office:value-type="string">RECEIVER_FIRSTNAME</text:variable-set></text:p>
            <text:p text:style-name="P18"><text:variable-set text:name="RECEIVER_LASTNAME" office:value-type="string">RECEIVER_LASTNAME</text:variable-set></text:p>
            <text:p text:style-name="P18"><text:variable-set text:name="RECEIVER_ADDRESS_FULL" office:value-type="string">RECEIVER_ADDRESS_FULL</text:variable-set></text:p>
            <text:p text:style-name="P18"><text:variable-set text:name="RECEIVER_ADDRESS_FULL_INLINE" office:value-type="string">RECEIVER_ADDRESS_FULL_INLINE</text:variable-set></text:p>
            <text:p text:style-name="P18"><text:variable-set text:name="RECEIVER_ZIPCODE" office:value-type="string">RECEIVER_ZIPCODE</text:variable-set></text:p>
            <text:p text:style-name="P18"><text:variable-set text:name="RECEIVER_CITY" office:value-type="string">RECEIVER_CITY</text:variable-set></text:p>
            <text:p text:style-name="P18"><text:variable-set text:name="RECEIVER_COUNTRY" office:value-type="string">RECEIVER_COUNTRY</text:variable-set></text:p>
            <text:p text:style-name="P18"><text:variable-set text:name="RECEIVER_PHONE" office:value-type="string">RECEIVER_PHONE</text:variable-set></text:p>
            <text:p text:style-name="P18"><text:variable-set text:name="RECEIVER_EMAIL" office:value-type="string">RECEIVER_EMAIL</text:variable-set></text:p>
            <text:p text:style-name="P18"/>
            <text:p text:style-name="P26">Laon, le <text:variable-set text:name="DATE_FACTURE" text:formula="ooow:DATE_FACTURE" office:value-type="date" office:date-value="1899-12-30" style:data-style-name="N20076">30 décembre 1899</text:variable-set></text:p>
          </table:table-cell>
        </table:table-row>
      </table:table>
      <text:p text:style-name="P14"/>
      <text:p text:style-name="P14"/>
      <text:p text:style-name="P25">Référence <text:span text:style-name="T3">client : </text:span></text:p>
      <text:p text:style-name="P25"><text:span text:style-name="T4">Numéro de facture</text:span> : </text:p>
      <text:p text:style-name="P19"/>
      <text:p text:style-name="P20">Moyen de paiement choisi : <text:variable-set text:name="PAIEMENT_INSCRIPTION" office:value-type="string">PAIEMENT_INSCRIPTION</text:variable-set></text:p>
      <text:p text:style-name="P20"/>
      <text:p text:style-name="P19"/>
      <text:p text:style-name="P24">Session du <text:variable-set text:name="SESSION_START_DATE" text:formula="ooow:0" office:value-type="date" office:date-value="1899-12-30" style:data-style-name="N20076">30 décembre 1899</text:variable-set><text:s/>pour <text:variable-set text:name="TEST" office:value-type="string">TEST</text:variable-set><text:s/><text:variable-set text:name="LEVEL" office:value-type="string">LEVEL</text:variable-set>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861277296064">
          <table:table-cell table:style-name="Tableau1.A1" office:value-type="string">
            <text:p text:style-name="P11">Description</text:p>
          </table:table-cell>
          <table:table-cell table:style-name="Tableau1.A1" office:value-type="string">
            <text:p text:style-name="P11">Qté</text:p>
          </table:table-cell>
          <table:table-cell table:style-name="Tableau1.A1" office:value-type="string">
            <text:p text:style-name="P11">PU</text:p>
          </table:table-cell>
          <table:table-cell table:style-name="Tableau1.A1" office:value-type="string">
            <text:p text:style-name="P11">HT</text:p>
          </table:table-cell>
          <table:table-cell table:style-name="Tableau1.A1" office:value-type="string">
            <text:p text:style-name="P11">TVA %</text:p>
          </table:table-cell>
          <table:table-cell table:style-name="Tableau1.F1" office:value-type="string">
            <text:p text:style-name="P11">TTC</text:p>
          </table:table-cell>
        </table:table-row>
        <table:table-row table:style-name="TableLine94861277427952">
          <table:table-cell table:style-name="Tableau1.A2" office:value-type="string">
            <text:p text:style-name="P3"><text:variable-set text:name="DESCRIPTIONS" office:value-type="string">DESCRIPTIONS</text:variable-set></text:p>
          </table:table-cell>
          <table:table-cell table:style-name="Tableau1.B2" office:value-type="string">
            <text:p text:style-name="P4"><text:variable-set text:name="QUANTITES" office:value-type="string">QUANTITES</text:variable-set></text:p>
          </table:table-cell>
          <table:table-cell table:style-name="Tableau1.C2" office:value-type="string">
            <text:p text:style-name="P5"><text:variable-set text:name="ARTICLES_PU" office:value-type="string">ARTICLES_PU</text:variable-set></text:p>
          </table:table-cell>
          <table:table-cell table:style-name="Tableau1.D2" office:value-type="string">
            <text:p text:style-name="P5"><text:variable-set text:name="ARTICLES_HT" office:value-type="string">ARTICLES_HT</text:variable-set></text:p>
          </table:table-cell>
          <table:table-cell table:style-name="Tableau1.E2" office:value-type="string">
            <text:p text:style-name="P5"><text:variable-set text:name="ARTICLES_TVA" office:value-type="string">ARTICLES_TVA</text:variable-set></text:p>
          </table:table-cell>
          <table:table-cell table:style-name="Tableau1.F2" office:value-type="string">
            <text:p text:style-name="P5"><text:variable-set text:name="ARTICLES_TTC" office:value-type="string">ARTICLES_TTC</text:variable-set></text:p>
          </table:table-cell>
        </table:table-row>
        <table:table-row table:style-name="TableLine94861277431472">
          <table:table-cell table:style-name="Tableau1.A5" office:value-type="string">
            <text:p text:style-name="P3"/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D3" table:number-columns-spanned="2" office:value-type="string">
            <text:p text:style-name="P6"/>
          </table:table-cell>
          <table:covered-table-cell/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5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table:number-columns-spanned="2" office:value-type="string">
            <text:p text:style-name="P8">TOTAL HT: </text:p>
          </table:table-cell>
          <table:covered-table-cell/>
          <table:table-cell table:style-name="Tableau1.F4" office:value-type="string">
            <text:p text:style-name="P5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D5" table:number-columns-spanned="2" office:value-type="string">
            <text:p text:style-name="P8">TOTAL TVA: </text:p>
          </table:table-cell>
          <table:covered-table-cell/>
          <table:table-cell table:style-name="Tableau1.F5" office:value-type="string">
            <text:p text:style-name="P5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6" office:value-type="string">
            <text:p text:style-name="P3"/>
          </table:table-cell>
          <table:table-cell table:style-name="Tableau1.D6" table:number-columns-spanned="2" office:value-type="string">
            <text:p text:style-name="P8">TOTAL TTC: </text:p>
          </table:table-cell>
          <table:covered-table-cell/>
          <table:table-cell table:style-name="Tableau1.F6" office:value-type="string">
            <text:p text:style-name="P5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19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861277445584">
          <table:table-cell table:style-name="Tableau2.A1" office:value-type="string">
            <text:p text:style-name="P9">TVA %</text:p>
          </table:table-cell>
          <table:table-cell table:style-name="Tableau2.A1" office:value-type="string">
            <text:p text:style-name="P9"><text:span text:style-name="T2">Montant</text:span> HT</text:p>
          </table:table-cell>
          <table:table-cell table:style-name="Tableau2.C1" office:value-type="string">
            <text:p text:style-name="P9"><text:span text:style-name="T2">Montant</text:span> TTC</text:p>
          </table:table-cell>
        </table:table-row>
        <table:table-row table:style-name="TableLine94861277455872">
          <table:table-cell table:style-name="Tableau2.A2" office:value-type="string">
            <text:p text:style-name="P7"><text:variable-set text:name="LIST_TVA" office:value-type="string">LIST_TVA</text:variable-set></text:p>
          </table:table-cell>
          <table:table-cell table:style-name="Tableau2.B2" office:value-type="string">
            <text:p text:style-name="P7"><text:variable-set text:name="LIST_HT" office:value-type="string">LIST_HT</text:variable-set></text:p>
          </table:table-cell>
          <table:table-cell table:style-name="Tableau2.C2" office:value-type="string">
            <text:p text:style-name="P7"><text:variable-set text:name="LIST_TTC" office:value-type="string">LIST_TTC</text:variable-set></text:p>
          </table:table-cell>
        </table:table-row>
      </table:table>
      <text:p text:style-name="P21"/>
      <text:p text:style-name="P21"/>
      <text:section text:style-name="Sect1" text:name="Section1">
        <text:p text:style-name="P27">Informations de paiement</text:p>
        <text:p text:style-name="P22"><draw:line text:anchor-type="paragraph" draw:z-index="0" draw:name="Shape1" draw:style-name="gr1" draw:text-style-name="P29" svg:x1="-0.005cm" svg:y1="0.183cm" svg:x2="10.143cm" svg:y2="0.183cm"><text:p/></draw:line></text:p>
        <text:p text:style-name="P28"/>
        <text:p text:style-name="P22"><text:soft-page-break/>Vous pouvez nous payer par chèque en envoyant votre règlement à l’adresse suivante :</text:p>
        <text:p text:style-name="P22"/>
        <table:table table:name="Tableau3" table:style-name="Tableau3">
          <table:table-column table:style-name="Tableau3.A"/>
          <table:table-row table:style-name="TableLine94861277605680">
            <table:table-cell table:style-name="Tableau3.A1" office:value-type="string">
              <text:p text:style-name="P23"><text:variable-set text:name="EXPEDITOR_NAME" office:value-type="string">EXPEDITOR_NAME</text:variable-set></text:p>
              <text:p text:style-name="P23"><text:variable-set text:name="EXPEDITOR_ADDRESS_FULL" office:value-type="string">EXPEDITOR_ADDRESS_FULL</text:variable-set></text:p>
              <text:p text:style-name="P23"><text:variable-set text:name="EXPEDITOR_CITY" office:value-type="string">EXPEDITOR_CITY</text:variable-set><text:s/><text:variable-set text:name="EXPEDITOR_ZIPCODE" office:value-type="string">EXPEDITOR_ZIPCODE</text:variable-set><text:s/></text:p>
              <text:p text:style-name="P23"><text:variable-set text:name="EXPEDITOR_COUNTRY" office:value-type="string">EXPEDITOR_COUNTRY</text:variable-set></text:p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63d4" officeooo:paragraph-rsid="00da37ce" style:font-size-asian="8pt" style:font-size-complex="8pt"/>
    </style:style>
    <style:style style:name="MT1" style:family="text">
      <style:text-properties officeooo:rsid="0100e41b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EXPEDITOR_ADDRESS1_FOOT"/>
          <text:variable-decl office:value-type="string" text:name="EXPEDITOR_ADDRESS2_FOOT"/>
          <text:variable-decl office:value-type="string" text:name="EXPEDITOR_ADDRESS_FULL_FOOT"/>
          <text:variable-decl office:value-type="string" text:name="EXPEDITOR_ADDRESS_FULL_INLINE_FOOT"/>
          <text:variable-decl office:value-type="string" text:name="EXPEDITOR_CITY_FOOT"/>
          <text:variable-decl office:value-type="string" text:name="EXPEDITOR_COUNTRY_FOOT"/>
          <text:variable-decl office:value-type="string" text:name="EXPEDITOR_EMAIL_FOOT"/>
          <text:variable-decl office:value-type="string" text:name="EXPEDITOR_NAME_FOOT"/>
          <text:variable-decl office:value-type="string" text:name="EXPEDITOR_PHONE_FOOT"/>
          <text:variable-decl office:value-type="string" text:name="EXPEDITOR_ZIPCODE_FOOT"/>
        </text:variable-decls>
        <text:p text:style-name="MP1"><text:span text:style-name="MT1">- page </text:span><text:page-number text:select-page="current">2</text:page-number>/<text:page-count>2</text:page-count> -</text:p>
        <text:p text:style-name="MP1"><text:variable-set text:name="EXPEDITOR_NAME_FOOT" office:value-type="string">EXPEDITOR_NAME_FOOT</text:variable-set><text:s/><text:variable-set text:name="EXPEDITOR_ADDRESS_FULL_INLINE_FOOT" office:value-type="string">EXPEDITOR_ADDRESS_FULL_INLINE_FOOT</text:variable-set><text:s/><text:variable-set text:name="EXPEDITOR_ADDRESS1_FOOT" office:value-type="string">EXPEDITOR_ADDRESS1_FOOT</text:variable-set><text:s/><text:variable-set text:name="EXPEDITOR_ADDRESS2_FOOT" office:value-type="string">EXPEDITOR_ADDRESS2_FOOT</text:variable-set><text:s/><text:variable-set text:name="EXPEDITOR_ADDRESS_FULL_FOOT" office:value-type="string">EXPEDITOR_ADDRESS_FULL_FOOT</text:variable-set><text:s/><text:variable-set text:name="EXPEDITOR_CITY_FOOT" office:value-type="string">EXPEDITOR_CITY_FOOT</text:variable-set><text:s/><text:variable-set text:name="EXPEDITOR_COUNTRY_FOOT" office:value-type="string">EXPEDITOR_COUNTRY_FOOT</text:variable-set><text:s/><text:variable-set text:name="EXPEDITOR_EMAIL_FOOT" office:value-type="string">EXPEDITOR_EMAIL_FOOT</text:variable-set><text:s/><text:variable-set text:name="EXPEDITOR_PHONE_FOOT" office:value-type="string">EXPEDITOR_PHONE_FOOT</text:variable-set><text:s/><text:variable-set text:name="EXPEDITOR_ZIPCODE_FOOT" office:value-type="string">EXPEDITOR_ZIPCODE_FOOT</text:variable-se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7T16:30:17.274435519</dc:date>
    <meta:editing-duration>PT11H59M4S</meta:editing-duration>
    <meta:editing-cycles>221</meta:editing-cycles>
    <meta:generator>LibreOffice/6.4.7.2$Linux_X86_64 LibreOffice_project/40$Build-2</meta:generator>
    <meta:document-statistic meta:table-count="4" meta:image-count="0" meta:object-count="0" meta:page-count="2" meta:paragraph-count="61" meta:word-count="120" meta:character-count="1195" meta:non-whitespace-character-count="1130"/>
  </office:meta>
</office:document-meta>
</file>